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" svg:font-family="Oswald"/>
    <style:font-face style:name="Roboto" svg:font-family="Roboto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Table1" style:family="table">
      <style:table-properties style:width="9.1729in" fo:margin-left="-0.0785in" fo:margin-top="0in" fo:margin-bottom="0in" table:align="left" fo:background-color="#000000" style:writing-mode="lr-tb">
        <style:background-image/>
      </style:table-properties>
    </style:style>
    <style:style style:name="Table1.A" style:family="table-column">
      <style:table-column-properties style:column-width="9.1729in"/>
    </style:style>
    <style:style style:name="Table1.1" style:family="table-row">
      <style:table-row-properties style:min-row-height="0.6424in"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15in" fo:margin-left="-0.0785in" fo:margin-top="0in" fo:margin-bottom="0in" table:align="left" style:writing-mode="lr-tb"/>
    </style:style>
    <style:style style:name="Table2.A" style:family="table-column">
      <style:table-column-properties style:column-width="0.8875in"/>
    </style:style>
    <style:style style:name="Table2.B" style:family="table-column">
      <style:table-column-properties style:column-width="0.9368in"/>
    </style:style>
    <style:style style:name="Table2.C" style:family="table-column">
      <style:table-column-properties style:column-width="2.5625in"/>
    </style:style>
    <style:style style:name="Table2.D" style:family="table-column">
      <style:table-column-properties style:column-width="1.7021in"/>
    </style:style>
    <style:style style:name="Table2.E" style:family="table-column">
      <style:table-column-properties style:column-width="1.4653in"/>
    </style:style>
    <style:style style:name="Table2.F" style:family="table-column">
      <style:table-column-properties style:column-width="1.5951in"/>
    </style:style>
    <style:style style:name="Table2.1" style:family="table-row">
      <style:table-row-properties style:min-row-height="0.2014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1.7104in" fo:keep-together="auto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00%"/>
      <style:text-properties style:font-name="Cambria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/>
      <style:text-properties officeooo:rsid="001768c1" officeooo:paragraph-rsid="001768c1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/>
      <style:text-properties style:font-name="Cambri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Cambria" fo:font-size="10.5pt" style:font-size-asian="10.5pt" style:font-name-complex="Calibri1" style:font-size-complex="10.5pt"/>
    </style:style>
    <style:style style:name="P9" style:family="paragraph" style:parent-style-name="Title" style:list-style-name="">
      <style:paragraph-properties fo:text-align="end" style:justify-single-word="false"/>
      <style:text-properties fo:color="#00000a" fo:font-size="36pt" style:font-size-asian="36pt"/>
    </style:style>
    <style:style style:name="P10" style:family="paragraph" style:parent-style-name="Title" style:list-style-name="">
      <style:paragraph-properties fo:text-align="center" style:justify-single-word="false"/>
    </style:style>
    <style:style style:name="P11" style:family="paragraph" style:parent-style-name="Title" style:list-style-name="" style:master-page-name="Standard">
      <style:paragraph-properties style:page-number="auto"/>
    </style:style>
    <style:style style:name="T1" style:family="text">
      <style:text-properties fo:color="#00000a" fo:font-size="28pt" style:font-size-asian="28pt"/>
    </style:style>
    <style:style style:name="T2" style:family="text">
      <style:text-properties fo:color="#00000a" fo:font-size="28pt" officeooo:rsid="00159dad" style:font-size-asian="28pt"/>
    </style:style>
    <style:style style:name="T3" style:family="text">
      <style:text-properties fo:color="#00000a" fo:font-size="48pt" style:font-size-asian="48pt"/>
    </style:style>
    <style:style style:name="T4" style:family="text">
      <style:text-properties style:font-name="Cambria" fo:font-style="italic" fo:font-weight="bold" style:font-style-asian="italic" style:font-weight-asian="bold"/>
    </style:style>
    <style:style style:name="T5" style:family="text">
      <style:text-properties style:font-name="Cambria" fo:language="en" fo:country="GB" fo:font-weight="bold" style:font-weight-asian="bold" style:font-style-complex="italic" style:font-weight-complex="bold"/>
    </style:style>
    <style:style style:name="T6" style:family="text">
      <style:text-properties style:font-name="Cambria" fo:font-weight="bold" style:font-weight-asian="bold" style:font-weight-complex="bold"/>
    </style:style>
    <style:style style:name="T7" style:family="text">
      <style:text-properties style:font-name="Cambria" fo:language="en" fo:country="IN" fo:font-weight="bold" style:font-weight-asian="bold" style:font-weight-complex="bold"/>
    </style:style>
    <style:style style:name="T8" style:family="text">
      <style:text-properties style:font-name="Cambria" fo:language="en" fo:country="IN"/>
    </style:style>
    <style:style style:name="T9" style:family="text">
      <style:text-properties style:font-name="Cambria"/>
    </style:style>
    <style:style style:name="T10" style:family="text">
      <style:text-properties style:font-name="Cambria" officeooo:rsid="0018d021"/>
    </style:style>
    <style:style style:name="T11" style:family="text">
      <style:text-properties fo:color="#000000" style:font-name="Cambria" style:font-name-asian="Calibri1" style:font-name-complex="Calibri1"/>
    </style:style>
    <style:style style:name="T12" style:family="text">
      <style:text-properties fo:color="#e49136" style:font-name="Cambria" fo:font-size="16pt" fo:letter-spacing="0.0102in" fo:language="en" fo:country="GB" fo:font-weight="bold" style:letter-kerning="true" style:font-name-asian="Times New Roman1" style:font-size-asian="16pt" style:font-weight-asian="bold" style:font-name-complex="F" style:font-size-complex="12pt" style:font-style-complex="italic"/>
    </style:style>
    <style:style style:name="T13" style:family="text">
      <style:text-properties fo:color="#e49136" style:font-name="Cambria" fo:font-size="16pt" fo:letter-spacing="0.0102in" fo:language="en" fo:country="GB" style:letter-kerning="true" style:font-name-asian="Times New Roman1" style:font-size-asian="16pt" style:font-name-complex="F" style:font-size-complex="12pt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font-name="Cambria" fo:font-size="10pt" fo:font-style="italic" style:text-underline-style="none" fo:font-weight="normal" style:text-blinking="false" fo:background-color="transparent" loext:char-shading-value="0" style:font-name-asian="Calibri1" style:font-style-asian="italic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Section </text:span><text:span text:style-name="T2">1</text:span><text:span text:style-name="T1">: </text:span><text:span text:style-name="T2">Getting Started With React</text:span></text:h>
      <text:p text:style-name="P6"><text:span text:style-name="T4">Section Description (from the outline):</text:span><text:span text:style-name="T11"> </text:span><text:bookmark text:name="docs-internal-guid-f38886fa-2f41-2616-6fce-a1358313e7e5"/><text:span text:style-name="T14">The first section serves as the foundation. We’ll see how to create a new React application and review the basics of rendering views, using presentational components to build a layout, and adding error boundaries.</text:span></text:p>
      <text:p text:style-name="P7"/>
      <text:h text:style-name="P9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2">Metadata</text:span><text:span text:style-name="T13">: Spot the problem, highlight it, and design the solution in 3 core steps </text:span></text:p>
            <text:p text:style-name="P2"><text:span text:style-name="T13">(To be covered in the video)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><text:span text:style-name="T6">Video Number</text:span></text:p>
          </table:table-cell>
          <table:table-cell table:style-name="Table2.A1" office:value-type="string">
            <text:p text:style-name="P4"><text:span text:style-name="T6">Video Title</text:span></text:p>
          </table:table-cell>
          <table:table-cell table:style-name="Table2.A1" office:value-type="string">
            <text:p text:style-name="P4"><text:span text:style-name="T6">Problem / Solution (Not more than 50 words)</text:span></text:p>
          </table:table-cell>
          <table:table-cell table:style-name="Table2.A1" office:value-type="string">
            <text:p text:style-name="P4"><text:span text:style-name="T6">Step 1 (Not more than 10 words)</text:span></text:p>
          </table:table-cell>
          <table:table-cell table:style-name="Table2.A1" office:value-type="string">
            <text:p text:style-name="P4"><text:span text:style-name="T6">Step 2</text:span><text:span text:style-name="T7">(Not more than 10 words)</text:span></text:p>
          </table:table-cell>
          <table:table-cell table:style-name="Table2.A1" office:value-type="string">
            <text:p text:style-name="P4"><text:span text:style-name="T6">Step 3</text:span><text:span text:style-name="T7">(Not more than 10 words)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9">1.</text:span><text:span text:style-name="T10">2</text:span></text:p>
          </table:table-cell>
          <table:table-cell table:style-name="Table2.A1" office:value-type="string">
            <text:p text:style-name="P5"><text:span text:style-name="T9">Creating Your First React App</text:span></text:p>
          </table:table-cell>
          <table:table-cell table:style-name="Table2.A1" office:value-type="string">
            <text:p text:style-name="P5"><text:span text:style-name="T9">For a long time, configuring a React application with webpack and babel was a difficult, manual process that presented a significant hurdle to success, but not anymore. Create-react-app and next.js both give us a fully functioning React app in a single command.</text:span></text:p>
            <text:p text:style-name="P3"><text:soft-page-break/></text:p>
          </table:table-cell>
          <table:table-cell table:style-name="Table2.A1" office:value-type="string">
            <text:p text:style-name="P5"><text:span text:style-name="T9">Install dependencies to prepare your environment for React development.</text:span></text:p>
          </table:table-cell>
          <table:table-cell table:style-name="Table2.A1" office:value-type="string">
            <text:p text:style-name="P5"><text:span text:style-name="T9">Use create-react-app to generate your first React application without worrying about compiler settings.</text:span></text:p>
            <text:p text:style-name="P3"/>
          </table:table-cell>
          <table:table-cell table:style-name="Table2.A1" office:value-type="string">
            <text:p text:style-name="P5"><text:span text:style-name="T9">Generate an app with next.js to add SSR and codesplitting to the mix.</text:span></text:p>
            <text:p text:style-name="P3"><text:soft-page-break/></text:p>
          </table:table-cell>
        </table:table-row>
      </table:table>
      <text:h text:style-name="P10" text:outline-level="1"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" svg:font-family="Oswald"/>
    <style:font-face style:name="Roboto" svg:font-family="Roboto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language-asian="ar" style:country-asian="SA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Encabezado_20_1" style:display-name="Encabezado 1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ncabezado_20_2" style:display-name="Encabezado 2" style:family="paragraph" style:default-outline-level="2" style:list-style-name=""/>
    <style:style style:name="Encabezado_20_3" style:display-name="Encabezado 3" style:family="paragraph" style:default-outline-level="3" style:list-style-name=""/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a" style:family="paragraph" style:parent-style-name="Text_20_body" style:default-outline-level=""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style:line-height-at-least="0.0693in"/>
      <style:text-properties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Encabezamiento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ie_20_de_20_página" style:display-name="Pie de página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o_20_preformateado" style:display-name="Texto preformateado" style:family="paragraph" style:parent-style-name="Standard" style:default-outline-level=""/>
    <style:style style:name="Cita" style:family="paragraph" style:parent-style-name="Standard" style:default-outline-level=""/>
    <style:style style:name="Título" style:family="paragraph" style:parent-style-name="Encabezado" style:default-outline-level=""/>
    <style:style style:name="Subtítulo" style:family="paragraph" style:parent-style-name="Encabezado" style:default-outline-level=""/>
    <style:style style:name="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name-asian="Droid Sans" style:font-family-asian="'Droid Sans'" style:font-family-generic-asian="system" style:font-pitch-asian="variable" style:font-size-asian="12pt" style:language-asian="ar" style:country-asian="SA" style:font-style-asian="italic" style:font-name-complex="font315" style:font-family-complex="font315" style:font-family-generic-complex="system" style:font-pitch-complex="variable" style:font-size-complex="12pt" style:font-style-complex="italic"/>
    </style:style>
    <style:style style:name="Comment_20_Text1" style:display-name="Comment Text1" style:family="paragraph" style:parent-style-name="Standard" style:default-outline-level="">
      <style:paragraph-properties style:line-height-at-least="0.0693in"/>
      <style:text-properties fo:font-size="10pt" style:font-name-asian="Droid Sans" style:font-family-asian="'Droid Sans'" style:font-family-generic-asian="system" style:font-pitch-asian="variable" style:font-size-asian="10pt" style:language-asian="ar" style:country-asian="SA" style:font-name-complex="font315" style:font-family-complex="font315" style:font-family-generic-complex="system" style:font-pitch-complex="variable" style:font-size-complex="10pt"/>
    </style:style>
    <style:style style:name="Comment_20_Subject1" style:display-name="Comment Subject1" style:family="paragraph" style:parent-style-name="Comment_20_Text1" style:default-outline-level=""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language-asian="ar" style:country-asian="SA" style:font-name-complex="DejaVu Sans Mono1" style:font-family-complex="'DejaVu Sans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Part_20__5b_PACKT_5d_" style:display-name="Part [PACKT]" style:family="paragraph" style:parent-style-name="Standard" style:default-outline-level="">
      <style:paragraph-properties fo:margin-left="0.5in" fo:margin-right="0.5in" fo:margin-top="0.1252in" fo:margin-bottom="0.12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6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60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hapter_20_Title_20__5b_PACKT_5d_" style:display-name="Chapter Title [PACKT]" style:family="paragraph" style:next-style-name="Standard" style:default-outline-level="">
      <style:paragraph-properties fo:margin-top="0in" fo:margin-bottom="0.5835in" loext:contextual-spacing="false"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Times New Roman1" style:font-family-asian="'Times New Roman'" style:font-family-generic-asian="system" style:font-pitch-asian="variable" style:font-size-asian="28pt" style:font-name-complex="Arial1" style:font-family-complex="Arial" style:font-family-generic-complex="system" style:font-pitch-complex="variable" style:font-size-complex="16pt" style:font-weight-complex="bold"/>
    </style:style>
    <style:style style:name="Chapter_20_Number_20__5b_PACKT_5d_" style:display-name="Chapter Number [PACKT]" style:family="paragraph" style:default-outline-level="">
      <style:paragraph-properties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Times New Roman1" style:font-family-asian="'Times New Roman'" style:font-family-generic-asian="system" style:font-pitch-asian="variable" style:font-size-asian="60pt" style:font-name-complex="Arial1" style:font-family-complex="Arial" style:font-family-generic-complex="system" style:font-pitch-complex="variable" style:font-size-complex="16pt" style:font-weight-complex="bold"/>
    </style:style>
    <style:style style:name="Bullet_20__5b_PACKT_5d_" style:display-name="Bullet [PACKT]" style:family="paragraph" style:parent-style-name="Standard" style:default-outline-level="">
      <style:paragraph-properties fo:margin-left="0.5in" fo:margin-right="0.25in" fo:margin-top="0in" fo:margin-bottom="0.0417in" loext:contextual-spacing="false" fo:line-height="100%" fo:text-indent="0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de" style:family="text" style:parent-style-name="Default_20_Paragraph_20_Font">
      <style:text-properties style:font-name="Courier New" fo:font-family="'Courier New'" style:font-family-generic="roman" style:font-pitch="variable" fo:font-weight="bold" style:font-weight-asian="bold"/>
    </style:style>
    <style:style style:name="Enlace_20_de_20_Internet" style:display-name="Enlace de Internet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1" style:display-name="Heading 1 Char1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language-asian="ar" style:country-asian="SA" style:font-weight-asian="bold" style:font-name-complex="font315" style:font-family-complex="font315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omment_20_Reference1" style:display-name="Comment Reference1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Header_20_Char1" style:display-name="Head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Footer_20_Char1" style:display-name="Foot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Tuts</meta:initial-creator>
    <meta:editing-cycles>33</meta:editing-cycles>
    <meta:creation-date>2015-05-29T08:57:00</meta:creation-date>
    <dc:date>2017-12-06T22:46:01.006758236</dc:date>
    <dc:language>en-US</dc:language>
    <meta:editing-duration>PT2H22M54S</meta:editing-duration>
    <meta:generator>LibreOffice/5.1.6.2$Linux_X86_64 LibreOffice_project/10m0$Build-2</meta:generator>
    <meta:document-statistic meta:table-count="2" meta:image-count="0" meta:object-count="0" meta:page-count="2" meta:paragraph-count="16" meta:word-count="179" meta:character-count="1093" meta:non-whitespace-character-count="9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